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style:writing-mode="lr-tb"/>
      <style:text-properties fo:color="#000000" loext:opacity="100%"/>
    </style:style>
    <style:style style:name="P2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3" style:family="paragraph" style:parent-style-name="Frame_20_contents">
      <style:paragraph-properties style:writing-mode="lr-tb"/>
    </style:style>
    <style:style style:name="P4" style:family="paragraph" style:parent-style-name="Frame_20_contents">
      <style:paragraph-properties style:writing-mode="lr-tb"/>
      <style:text-properties fo:color="#000000" loext:opacity="100%" style:font-name="Manjari Thin" fo:font-size="25pt" style:font-size-asian="25pt" style:font-size-complex="25pt"/>
    </style:style>
    <style:style style:name="P5" style:family="paragraph" style:parent-style-name="Frame_20_contents">
      <style:paragraph-properties style:writing-mode="lr-tb"/>
      <style:text-properties fo:color="#000000" loext:opacity="100%" style:font-name="Manjari Thin" fo:font-size="25pt" fo:font-weight="bold" style:font-size-asian="25pt" style:font-weight-asian="bold" style:font-size-complex="25pt" style:font-weight-complex="bold"/>
    </style:style>
    <style:style style:name="P6" style:family="paragraph">
      <loext:graphic-properties draw:fill="solid" draw:fill-color="#383d3c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383d3c" loext:opacity="100%" style:font-name="Manjari Thin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Manjari Thin" fo:font-size="50pt" fo:font-weight="bold" style:font-size-asian="50pt" style:font-weight-asian="bold" style:font-size-complex="50pt" style:font-weight-complex="bold"/>
    </style:style>
    <style:style style:name="T3" style:family="text">
      <style:text-properties fo:font-size="50pt" fo:font-weight="bold" style:font-size-asian="50pt" style:font-weight-asian="bold" style:font-size-complex="50pt" style:font-weight-complex="bold"/>
    </style:style>
    <style:style style:name="T4" style:family="text">
      <style:text-properties fo:color="#000000" loext:opacity="100%" style:font-name="Manjari Thin" fo:font-size="25pt" style:font-size-asian="25pt" style:font-size-complex="25pt"/>
    </style:style>
    <style:style style:name="gr1" style:family="graphic">
      <style:graphic-properties draw:stroke="none" svg:stroke-width="0in" draw:fill="solid" draw:fill-color="#383d3c" draw:textarea-vertical-align="top" draw:auto-grow-height="false" fo:min-height="1.6862in" fo:min-width="0.0146in" fo:padding-top="0.0492in" fo:padding-bottom="0.0492in" fo:padding-left="0.0984in" fo:padding-right="0.0984in" fo:wrap-option="wrap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1.4929in" fo:min-width="3.740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svg:stroke-color="#ffffff" draw:fill="none" loext:fill-use-slide-background="false" draw:textarea-vertical-align="top" draw:auto-grow-height="false" fo:min-height="4.4898in" fo:min-width="5.1374in" fo:padding-top="0in" fo:padding-bottom="0in" fo:padding-left="0in" fo:padding-right="0in" fo:wrap-option="wrap" fo:margin-left="0.0008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383d3c" draw:textarea-vertical-align="top" draw:auto-grow-height="false" fo:min-height="2.1236in" fo:min-width="0.0146in" fo:padding-top="0.0492in" fo:padding-bottom="0.0492in" fo:padding-left="0.0984in" fo:padding-right="0.0984in" fo:wrap-option="wrap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383d3c" draw:textarea-vertical-align="top" draw:auto-grow-height="false" fo:min-height="11.572in" fo:min-width="2.4602in" fo:padding-top="0.0492in" fo:padding-bottom="0.0492in" fo:padding-left="0.0984in" fo:padding-right="0.0984in" fo:wrap-option="wrap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svg:stroke-color="#3465a4" draw:fill="none" loext:fill-use-slide-background="false" draw:textarea-vertical-align="top" draw:auto-grow-height="false" fo:min-height="1.802in" fo:min-width="4.7583in" fo:padding-top="0in" fo:padding-bottom="0in" fo:padding-left="0in" fo:padding-right="0in" fo:wrap-option="wrap" fo:margin-left="0.0008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draw:custom-shape text:anchor-type="char" draw:z-index="0" draw:name="Text Frame 1" draw:style-name="gr6" draw:text-style-name="P7" svg:width="4.7579in" svg:height="1.8016in" svg:x="2.0673in" svg:y="-0.5193in"><text:p text:style-name="P3"><text:span text:style-name="T1">Project Wor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Frame 2" draw:style-name="gr2" draw:text-style-name="P7" svg:width="3.7406in" svg:height="1.4925in" svg:x="2.1217in" svg:y="0.7736in"><text:p text:style-name="P4">Sukuna Multiple Campus</text:p><text:p text:style-name="P1"/><text:p text:style-name="P5"><text:s/>Submitted To:</text:p><text:p text:style-name="P3"><text:span text:style-name="T4">Name: Ushakiran Walg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1" draw:style-name="gr5" draw:text-style-name="P6" svg:width="2.6571in" svg:height="11.6705in" svg:x="-0.752in" svg:y="-0.773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3" draw:style-name="gr4" draw:text-style-name="P6" svg:width="0.2114in" svg:height="2.2217in" svg:x="3.7646in" svg:y="2.98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2" draw:style-name="gr1" draw:text-style-name="P6" svg:width="0.2114in" svg:height="1.7843in" svg:x="3.2398in" svg:y="3.24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4" draw:style-name="gr1" draw:text-style-name="P6" svg:width="0.2114in" svg:height="1.7843in" svg:x="4.2898in" svg:y="3.24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<text:s text:c="5"/></text:span><text:span text:style-name="T2"><text:s text:c="2"/></text:span></text:p>
      <text:p text:style-name="P2" loext:marker-style-name="T3"><draw:custom-shape text:anchor-type="char" draw:z-index="4" draw:name="Text Frame 3" draw:style-name="gr3" draw:text-style-name="P7" svg:width="5.137in" svg:height="4.4894in" svg:x="2.1071in" svg:y="7.0398in"><text:p text:style-name="P5">Submitted By : </text:p><text:p text:style-name="P1"/><text:p text:style-name="P4">Name: Komal Koirala.</text:p><text:p text:style-name="P1"/><text:p text:style-name="P4">Subject: English.</text:p><text:p text:style-name="P1"/><text:p text:style-name="P4">Major: BICTE (First Semester).</text:p><text:p text:style-name="P1"/><text:p text:style-name="P4">Roll No: 24</text:p><text:p text:style-name="P1"/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06:15</meta:creation-date>
    <dc:language>en-US</dc:language>
    <dc:date>2023-12-20T21:15:58.312279779</dc:date>
    <meta:editing-cycles>9</meta:editing-cycles>
    <meta:editing-duration>PT1H47M45S</meta:editing-duration>
    <meta:generator>LibreOffice/7.5.5.2$Linux_X86_64 LibreOffice_project/50$Build-2</meta:generator>
    <meta:document-statistic meta:table-count="0" meta:image-count="0" meta:object-count="0" meta:page-count="1" meta:paragraph-count="10" meta:word-count="25" meta:character-count="170" meta:non-whitespace-character-count="145"/>
    <meta:user-defined meta:name="AppVersion">15.0000</meta:user-defined>
  </office:meta>
</office:document-meta>
</file>